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6660347" calcext:value-type="float">
            <text:p>30,26660347</text:p>
          </table:table-cell>
          <table:table-cell office:value-type="float" office:value="2.001200525E-026" calcext:value-type="float">
            <text:p>2,00E-026</text:p>
          </table:table-cell>
          <table:table-cell office:value-type="float" office:value="3.091244936" calcext:value-type="float">
            <text:p>3,091244936</text:p>
          </table:table-cell>
          <table:table-cell table:style-name="ce2" table:formula="of:=([.E3]-[.E2])/[.E2]" office:value-type="float" office:value="0.00158360825977644" calcext:value-type="float">
            <text:p>0,001583608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47" calcext:value-type="float">
            <text:p>15847</text:p>
          </table:table-cell>
          <table:table-cell office:value-type="float" office:value="23.64520454" calcext:value-type="float">
            <text:p>23,64520454</text:p>
          </table:table-cell>
          <table:table-cell office:value-type="float" office:value="4.509733123E-020" calcext:value-type="float">
            <text:p>4,51E-020</text:p>
          </table:table-cell>
          <table:table-cell office:value-type="float" office:value="2.367609978" calcext:value-type="float">
            <text:p>2,36760997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47" calcext:value-type="float">
            <text:p>15847</text:p>
          </table:table-cell>
          <table:table-cell office:value-type="float" office:value="23.97211075" calcext:value-type="float">
            <text:p>23,97211075</text:p>
          </table:table-cell>
          <table:table-cell office:value-type="float" office:value="4.66042249E-020" calcext:value-type="float">
            <text:p>4,66E-020</text:p>
          </table:table-cell>
          <table:table-cell office:value-type="float" office:value="2.37342906" calcext:value-type="float">
            <text:p>2,37342906</text:p>
          </table:table-cell>
          <table:table-cell table:formula="of:=([.E5]-[.E4])/[.E4]" office:value-type="float" office:value="0.00245778741180821" calcext:value-type="float">
            <text:p>0,002457787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001" calcext:value-type="float">
            <text:p>16001</text:p>
          </table:table-cell>
          <table:table-cell office:value-type="float" office:value="25.42308807" calcext:value-type="float">
            <text:p>25,42308807</text:p>
          </table:table-cell>
          <table:table-cell office:value-type="float" office:value="3.54190268E-017" calcext:value-type="float">
            <text:p>3,54E-017</text:p>
          </table:table-cell>
          <table:table-cell office:value-type="float" office:value="1.991401553" calcext:value-type="float">
            <text:p>1,99140155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001" calcext:value-type="float">
            <text:p>16001</text:p>
          </table:table-cell>
          <table:table-cell office:value-type="float" office:value="25.46544647" calcext:value-type="float">
            <text:p>25,46544647</text:p>
          </table:table-cell>
          <table:table-cell office:value-type="float" office:value="2.681772651E-017" calcext:value-type="float">
            <text:p>2,68E-017</text:p>
          </table:table-cell>
          <table:table-cell office:value-type="float" office:value="1.994223595" calcext:value-type="float">
            <text:p>1,994223595</text:p>
          </table:table-cell>
          <table:table-cell table:style-name="ce3" table:formula="of:=([.E7]-[.E6])/[.E6]" office:value-type="float" office:value="0.00141711348760799" calcext:value-type="float">
            <text:p>0,001417113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104" calcext:value-type="float">
            <text:p>16104</text:p>
          </table:table-cell>
          <table:table-cell office:value-type="float" office:value="25.93713951" calcext:value-type="float">
            <text:p>25,93713951</text:p>
          </table:table-cell>
          <table:table-cell office:value-type="float" office:value="8.740584863E-016" calcext:value-type="float">
            <text:p>8,74E-016</text:p>
          </table:table-cell>
          <table:table-cell office:value-type="float" office:value="1.740415812" calcext:value-type="float">
            <text:p>1,74041581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104" calcext:value-type="float">
            <text:p>16104</text:p>
          </table:table-cell>
          <table:table-cell office:value-type="float" office:value="25.83809853" calcext:value-type="float">
            <text:p>25,83809853</text:p>
          </table:table-cell>
          <table:table-cell office:value-type="float" office:value="2.423567726E-015" calcext:value-type="float">
            <text:p>2,42E-015</text:p>
          </table:table-cell>
          <table:table-cell office:value-type="float" office:value="1.740786433" calcext:value-type="float">
            <text:p>1,740786433</text:p>
          </table:table-cell>
          <table:table-cell table:style-name="ce3" table:formula="of:=([.E9]-[.E8])/[.E8]" office:value-type="float" office:value="0.00021294968561217" calcext:value-type="float">
            <text:p>0,000212949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146" calcext:value-type="float">
            <text:p>16146</text:p>
          </table:table-cell>
          <table:table-cell office:value-type="float" office:value="26.05237961" calcext:value-type="float">
            <text:p>26,05237961</text:p>
          </table:table-cell>
          <table:table-cell office:value-type="float" office:value="0.0000000000001523348505" calcext:value-type="float">
            <text:p>1,52E-013</text:p>
          </table:table-cell>
          <table:table-cell office:value-type="float" office:value="1.555565357" calcext:value-type="float">
            <text:p>1,555565357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146" calcext:value-type="float">
            <text:p>16146</text:p>
          </table:table-cell>
          <table:table-cell office:value-type="float" office:value="25.96805763" calcext:value-type="float">
            <text:p>25,96805763</text:p>
          </table:table-cell>
          <table:table-cell office:value-type="float" office:value="0.0000000000001524538281" calcext:value-type="float">
            <text:p>1,52E-013</text:p>
          </table:table-cell>
          <table:table-cell office:value-type="float" office:value="1.55576992" calcext:value-type="float">
            <text:p>1,55576992</text:p>
          </table:table-cell>
          <table:table-cell table:style-name="ce3" table:formula="of:=([.E11]-[.E10])/[.E10]" office:value-type="float" office:value="0.000131503957117275" calcext:value-type="float">
            <text:p>0,00013150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191" calcext:value-type="float">
            <text:p>16191</text:p>
          </table:table-cell>
          <table:table-cell office:value-type="float" office:value="26.08104515" calcext:value-type="float">
            <text:p>26,08104515</text:p>
          </table:table-cell>
          <table:table-cell office:value-type="float" office:value="0.00000000000232040125" calcext:value-type="float">
            <text:p>2,32E-012</text:p>
          </table:table-cell>
          <table:table-cell office:value-type="float" office:value="1.416684389" calcext:value-type="float">
            <text:p>1,416684389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191" calcext:value-type="float">
            <text:p>16191</text:p>
          </table:table-cell>
          <table:table-cell office:value-type="float" office:value="25.88742828" calcext:value-type="float">
            <text:p>25,88742828</text:p>
          </table:table-cell>
          <table:table-cell office:value-type="float" office:value="0.000000000002709728275" calcext:value-type="float">
            <text:p>2,71E-012</text:p>
          </table:table-cell>
          <table:table-cell office:value-type="float" office:value="1.417107344" calcext:value-type="float">
            <text:p>1,417107344</text:p>
          </table:table-cell>
          <table:table-cell table:formula="of:=([.E13]-[.E12])/[.E12]" office:value-type="float" office:value="0.000298552735728715" calcext:value-type="float">
            <text:p>0,000298552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253" calcext:value-type="float">
            <text:p>16253</text:p>
          </table:table-cell>
          <table:table-cell office:value-type="float" office:value="25.94461441" calcext:value-type="float">
            <text:p>25,94461441</text:p>
          </table:table-cell>
          <table:table-cell office:value-type="float" office:value="0.000000000005479091139" calcext:value-type="float">
            <text:p>5,48E-012</text:p>
          </table:table-cell>
          <table:table-cell office:value-type="float" office:value="1.302515984" calcext:value-type="float">
            <text:p>1,30251598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253" calcext:value-type="float">
            <text:p>16253</text:p>
          </table:table-cell>
          <table:table-cell office:value-type="float" office:value="26.04926872" calcext:value-type="float">
            <text:p>26,04926872</text:p>
          </table:table-cell>
          <table:table-cell office:value-type="float" office:value="0.000000000007003145026" calcext:value-type="float">
            <text:p>7,00E-012</text:p>
          </table:table-cell>
          <table:table-cell office:value-type="float" office:value="1.303484321" calcext:value-type="float">
            <text:p>1,303484321</text:p>
          </table:table-cell>
          <table:table-cell table:formula="of:=([.E15]-[.E14])/[.E14]" office:value-type="float" office:value="0.000743435790343426" calcext:value-type="float">
            <text:p>0,000743435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407" calcext:value-type="float">
            <text:p>16407</text:p>
          </table:table-cell>
          <table:table-cell office:value-type="float" office:value="26.0218792" calcext:value-type="float">
            <text:p>26,0218792</text:p>
          </table:table-cell>
          <table:table-cell office:value-type="float" office:value="0.0000000001724658749" calcext:value-type="float">
            <text:p>1,72E-010</text:p>
          </table:table-cell>
          <table:table-cell office:value-type="float" office:value="1.206546426" calcext:value-type="float">
            <text:p>1,206546426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407" calcext:value-type="float">
            <text:p>16407</text:p>
          </table:table-cell>
          <table:table-cell office:value-type="float" office:value="26.05793762" calcext:value-type="float">
            <text:p>26,05793762</text:p>
          </table:table-cell>
          <table:table-cell office:value-type="float" office:value="0.000000000008065464963" calcext:value-type="float">
            <text:p>8,07E-012</text:p>
          </table:table-cell>
          <table:table-cell office:value-type="float" office:value="1.206849217" calcext:value-type="float">
            <text:p>1,206849217</text:p>
          </table:table-cell>
          <table:table-cell table:formula="of:=([.E17]-[.E16])/[.E16]" office:value-type="float" office:value="0.000250956775035832" calcext:value-type="float">
            <text:p>0,000250956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440" calcext:value-type="float">
            <text:p>16440</text:p>
          </table:table-cell>
          <table:table-cell office:value-type="float" office:value="26.07986832" calcext:value-type="float">
            <text:p>26,07986832</text:p>
          </table:table-cell>
          <table:table-cell office:value-type="float" office:value="0.0000000002692098489" calcext:value-type="float">
            <text:p>2,69E-010</text:p>
          </table:table-cell>
          <table:table-cell office:value-type="float" office:value="1.127512336" calcext:value-type="float">
            <text:p>1,127512336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440" calcext:value-type="float">
            <text:p>16440</text:p>
          </table:table-cell>
          <table:table-cell office:value-type="float" office:value="26.15812111" calcext:value-type="float">
            <text:p>26,15812111</text:p>
          </table:table-cell>
          <table:table-cell office:value-type="float" office:value="0.000000000511960474" calcext:value-type="float">
            <text:p>5,12E-010</text:p>
          </table:table-cell>
          <table:table-cell office:value-type="float" office:value="1.127960205" calcext:value-type="float">
            <text:p>1,127960205</text:p>
          </table:table-cell>
          <table:table-cell table:style-name="ce3" table:formula="of:=([.E19]-[.E18])/[.E18]" office:value-type="float" office:value="0.00039721871388893" calcext:value-type="float">
            <text:p>0,000397218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529" calcext:value-type="float">
            <text:p>16529</text:p>
          </table:table-cell>
          <table:table-cell office:value-type="float" office:value="26.16939545" calcext:value-type="float">
            <text:p>26,16939545</text:p>
          </table:table-cell>
          <table:table-cell office:value-type="float" office:value="0.000000001454007581" calcext:value-type="float">
            <text:p>1,45E-009</text:p>
          </table:table-cell>
          <table:table-cell office:value-type="float" office:value="1.058160782" calcext:value-type="float">
            <text:p>1,05816078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529" calcext:value-type="float">
            <text:p>16529</text:p>
          </table:table-cell>
          <table:table-cell office:value-type="float" office:value="26.21319008" calcext:value-type="float">
            <text:p>26,21319008</text:p>
          </table:table-cell>
          <table:table-cell office:value-type="float" office:value="0.000000003270335336" calcext:value-type="float">
            <text:p>3,27E-009</text:p>
          </table:table-cell>
          <table:table-cell office:value-type="float" office:value="1.058450341" calcext:value-type="float">
            <text:p>1,058450341</text:p>
          </table:table-cell>
          <table:table-cell table:style-name="ce3" table:formula="of:=([.E21]-[.E20])/[.E20]" office:value-type="float" office:value="0.000273643670154304" calcext:value-type="float">
            <text:p>0,000273643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596" calcext:value-type="float">
            <text:p>16596</text:p>
          </table:table-cell>
          <table:table-cell office:value-type="float" office:value="26.21754646" calcext:value-type="float">
            <text:p>26,21754646</text:p>
          </table:table-cell>
          <table:table-cell office:value-type="float" office:value="0.0000000003934212955" calcext:value-type="float">
            <text:p>3,93E-010</text:p>
          </table:table-cell>
          <table:table-cell office:value-type="float" office:value="0.9963127971" calcext:value-type="float">
            <text:p>0,9963127971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776677048707329" calcext:value-type="float">
            <text:p>0,0007766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31T20:54:13.542636406</dc:date>
    <meta:document-statistic meta:table-count="1" meta:cell-count="121" meta:object-count="0"/>
    <meta:generator>LibreOffice/4.1.4.2$Linux_X86_64 LibreOffice_project/410m0$Build-2</meta:generator>
  </office:meta>
</office:document-meta>
</file>